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a03" officeooo:paragraph-rsid="001e3a03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ε όλα τα στάδια θα χρησιμοποιηθούν υλικό και λογισμικό ανοικτών τεχνολογιών.</text:p>
      <text:p text:style-name="P1">Στα κατασκευαστικά σημεία θα υπάρξουν αναλυτικά σχέδια.</text:p>
      <text:p text:style-name="P1">Επίσης θα γίνει χρήση 3<text:span text:style-name="T1">D printer </text:span><text:span text:style-name="T2">για να παραχθούν διάφορα εξαρτήματα που θα ήταν δύσκολο να προμηθευτούμε αλλιώς. Επίσης όλα τα σχέδια θα ανέβουν στο αποθετήριο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19:07:32.375000000</meta:creation-date>
    <meta:generator>LibreOffice/6.3.1.2$Windows_X86_64 LibreOffice_project/b79626edf0065ac373bd1df5c28bd630b4424273</meta:generator>
    <dc:date>2020-01-04T19:12:33.137000000</dc:date>
    <meta:editing-duration>PT5M2S</meta:editing-duration>
    <meta:editing-cycles>1</meta:editing-cycles>
    <meta:document-statistic meta:table-count="0" meta:image-count="0" meta:object-count="0" meta:page-count="1" meta:paragraph-count="3" meta:word-count="44" meta:character-count="293" meta:non-whitespace-character-count="252"/>
  </office:meta>
</office:document-meta>
</file>